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0.619cm" svg:height="0.534cm" svg:x="0cm" svg:y="1.354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0.986cm" svg:height="0.507cm" svg:x="1.061cm" svg:y="1.24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1.549cm" svg:height="10.412cm" svg:x="4.769cm" svg:y="2.231cm">
            <draw:object draw:notify-on-update-of-ranges="Sheet1.A5:Sheet1.A10 Sheet1.B4:Sheet1.B4 Sheet1.B5:Sheet1.B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0</text:p>
          </table:table-cell>
          <table:table-cell table:style-name="ce1" table:formula="of:=[.H1]" office:value-type="float" office:value="1234" calcext:value-type="float">
            <text:p>1234</text:p>
          </table:table-cell>
          <table:table-cell table:number-columns-repeated="4"/>
          <table:table-cell office:value-type="string" calcext:value-type="string">
            <text:p>S =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office:value-type="string" calcext:value-type="string">
            <text:p>p = 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[.$B$1]+([.$B$2]*[.A5])+([.$B$3]*([.A5]^2)); [.$H$2])" office:value-type="float" office:value="1494" calcext:value-type="float">
            <text:p>149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[.$B$1]+([.$B$2]*[.A6])+([.$B$3]*([.A6]^2)); [.$H$2])" office:value-type="float" office:value="329" calcext:value-type="float">
            <text:p>32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[.$B$1]+([.$B$2]*[.A7])+([.$B$3]*([.A7]^2)); [.$H$2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[.$B$1]+([.$B$2]*[.A8])+([.$B$3]*([.A8]^2)); [.$H$2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[.$B$1]+([.$B$2]*[.A9])+([.$B$3]*([.A9]^2)); [.$H$2])" office:value-type="float" office:value="1188" calcext:value-type="float">
            <text:p>118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[.$B$1]+([.$B$2]*[.A10])+([.$B$3]*([.A10]^2)); [.$H$2])" office:value-type="float" office:value="775" calcext:value-type="float">
            <text:p>77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Verdan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Arial" style:font-family-generic-asian="system" style:font-pitch-asian="variable" style:font-size-asian="12pt" style:language-asian="zh" style:country-asian="CN" style:font-name-complex="Verdan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15:11:30.866861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4T15:11:34.538963084</meta:creation-date>
    <meta:editing-duration>PT8M22S</meta:editing-duration>
    <meta:editing-cycles>2</meta:editing-cycles>
    <meta:generator>LibreOffice/7.0.4.2$Linux_X86_64 LibreOffice_project/00$Build-2</meta:generator>
    <dc:date>2021-01-14T15:19:53.110371364</dc:date>
    <meta:document-statistic meta:table-count="1" meta:cell-count="22" meta:object-count="3"/>
  </office:meta>
</office:document-meta>
</file>

<file path=Object 1/content.xml><?xml version="1.0" encoding="utf-8"?>
<math xmlns="http://www.w3.org/1998/Math/MathML" display="block">
  <semantics>
    <msub>
      <mi>D</mi>
      <mi>i</mi>
    </msub>
    <annotation encoding="StarMath 5.0">D_i
</annotation>
  </semantics>
</math>
</file>

<file path=Object 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5cm" svg:height="10.413cm" xlink:href=".." xlink:type="simple" chart:class="chart:scatter" chart:style-name="ch1">
        <chart:title svg:x="2.98cm" svg:y="0.344cm" chart:style-name="ch2">
          <text:p>Shamir Scheme with mod p</text:p>
        </chart:title>
        <chart:plot-area chart:style-name="ch3" table:cell-range-address="Sheet1.A5:Sheet1.B10 Sheet1.B4:Sheet1.B4" chart:data-source-has-labels="row" svg:x="0.985cm" svg:y="1.078cm" svg:width="8.806cm" svg:height="7.941cm">
          <chart:coordinate-region svg:x="1.977cm" svg:y="1.277cm" svg:width="7.72cm" svg:height="7.095cm"/>
          <chart:axis chart:dimension="x" chart:name="primary-x" chart:style-name="ch4">
            <chart:title svg:x="5.172cm" svg:y="9.227cm" chart:style-name="ch5">
              <text:p>Di</text:p>
            </chart:title>
          </chart:axis>
          <chart:axis chart:dimension="y" chart:name="primary-y" chart:style-name="ch6">
            <chart:title svg:x="0.194cm" svg:y="5.29cm" chart:style-name="ch7">
              <text:p>f(i)</text:p>
            </chart:title>
            <chart:grid chart:style-name="ch8" chart:class="major"/>
          </chart:axis>
          <chart:series chart:style-name="ch9" chart:values-cell-range-address="Sheet1.B5:Sheet1.B10" chart:label-cell-address="Sheet1.B4:Sheet1.B4" chart:class="chart:scatter">
            <chart:domain table:cell-range-address="Sheet1.A5:Sheet1.A10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:Sheet1.A10</svg:desc>
                </draw:g>
              </table:table-cell>
              <table:table-cell office:value-type="float" office:value="1494">
                <text:p>1494</text:p>
                <draw:g>
                  <svg:desc>Sheet1.B5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75">
                <text:p>7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